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paragraph-rsid="00119109" fo:background-color="#dc2300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131601" officeooo:paragraph-rsid="00119109" fo:background-color="#dc230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119109" officeooo:paragraph-rsid="00119109" fo:background-color="#dc230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6f017" officeooo:paragraph-rsid="00138cf7" fo:background-color="#dc230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51ce3" officeooo:paragraph-rsid="00151ce3" fo:background-color="#dc230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38cf7" officeooo:paragraph-rsid="00138cf7" fo:background-color="#dc230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1910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19109" officeooo:paragraph-rsid="0011910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19109" officeooo:paragraph-rsid="00138cf7" fo:background-color="#ff000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38cf7" officeooo:paragraph-rsid="00138cf7" fo:background-color="#ff000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38cf7" officeooo:paragraph-rsid="00138cf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6f017" officeooo:paragraph-rsid="0016f0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38cf7" officeooo:paragraph-rsid="00138cf7" fo:background-color="#ff420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19109" officeooo:paragraph-rsid="0011910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38cf7" officeooo:paragraph-rsid="00138cf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6f017" officeooo:paragraph-rsid="0016f01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language="de" fo:country="DE" fo:font-style="normal" style:text-underline-style="none" fo:font-weight="normal" officeooo:rsid="00131601" officeooo:paragraph-rsid="00131601" fo:background-color="#dc230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19109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19109"/>
    </style:style>
    <style:style style:name="T2" style:family="text">
      <style:text-properties fo:font-size="15pt" fo:font-style="italic" style:text-underline-style="solid" style:text-underline-width="auto" style:text-underline-color="font-color" fo:font-weight="bold" officeooo:rsid="00119109" fo:background-color="#ffff00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officeooo:rsid="00131601"/>
    </style:style>
    <style:style style:name="T4" style:family="text">
      <style:text-properties officeooo:rsid="00138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text:tab/></text:span><text:span text:style-name="T2">Grundlagen der Elektrontechnik</text:span></text:p>
      <text:p text:style-name="P18"/>
      <text:p text:style-name="P7"/>
      <text:p text:style-name="P8">1. Elektrische Grundgrößen</text:p>
      <text:p text:style-name="P8"/>
      <text:p text:style-name="P14">1.1 Vorbetrachtung</text:p>
      <text:p text:style-name="P14"/>
      <text:p text:style-name="P8"><text:tab/>-&gt; Grundstromkreis</text:p>
      <text:p text:style-name="Standard"/>
      <text:p text:style-name="P1"><text:span text:style-name="T3">----</text:span><text:span text:style-name="T1">Siehe Bild</text:span><text:span text:style-name="T3">-----</text:span></text:p>
      <text:p text:style-name="P2"/>
      <text:p text:style-name="P17"/>
      <text:p text:style-name="P3"/>
      <text:p text:style-name="P15">1.2 Elektrische Stromstärke:</text:p>
      <text:p text:style-name="P15"/>
      <text:p text:style-name="P11">Elektrischer Strom ist die gerichtete Bewegung, frei beweglicher Ladungsträger (Ionen und Elektronen).</text:p>
      <text:p text:style-name="P11"/>
      <text:p text:style-name="P11">- Elektronen besitzen eine Elementarladung – Ladungsmenge</text:p>
      <text:p text:style-name="P10"/>
      <text:p text:style-name="P9"><text:span text:style-name="T4"><text:tab/><text:tab/></text:span><text:span text:style-name="T4">Q= n*e <text:s text:c="5"/>(e= Elementarladgung 1,6 * 10 hoch minus 19C)</text:span></text:p>
      <text:p text:style-name="P10"><text:s text:c="24"/>n= Anzahl der freibeweglichen Elektronen</text:p>
      <text:p text:style-name="P11"/>
      <text:p text:style-name="P13">Coulomb = technische Einheit</text:p>
      <text:p text:style-name="P13">Coulomb = ebenso Ampere Sekunde (As) pro physikalische Einheit</text:p>
      <text:p text:style-name="P13"/>
      <text:p text:style-name="P4"/>
      <text:p text:style-name="P16">Bedingungen für den Stromfluss:</text:p>
      <text:p text:style-name="P12"/>
      <text:p text:style-name="P12">1. Spannungsquelle muss vorhanden sein</text:p>
      <text:p text:style-name="P12">2. Geschlossener Stromkreis muss vorhanden sein</text:p>
      <text:p text:style-name="P12">3. Vebraucher muss verschalten sein</text:p>
      <text:p text:style-name="P5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2-10-04T10:51:00</meta:creation-date>
    <dc:date>2012-12-06T11:32:11</dc:date>
    <dc:creator>Dennis Diehm</dc:creator>
    <meta:editing-duration>PT14M37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6" meta:word-count="83" meta:character-count="667" meta:non-whitespace-character-count="565"/>
  </office:meta>
</office:document-meta>
</file>